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2.5445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Valor Optimo</text:p>
          </table:table-cell>
          <table:table-cell table:style-name="ce1" office:value-type="string" calcext:value-type="string">
            <text:p>Valor Vecino Más Cercano</text:p>
          </table:table-cell>
          <table:table-cell table:style-name="ce1" office:value-type="string" calcext:value-type="string">
            <text:p>Valor Vecino Más Cercano Mejorado</text:p>
          </table:table-cell>
          <table:table-cell table:style-name="ce1" office:value-type="string" calcext:value-type="string">
            <text:p>Valor Insercion+Cercana</text:p>
          </table:table-cell>
          <table:table-cell table:style-name="ce1" office:value-type="string" calcext:value-type="string">
            <text:p>Valor Insercion+Lejana</text:p>
          </table:table-cell>
          <table:table-cell table:style-name="ce1" office:value-type="string" calcext:value-type="string">
            <text:p>Promedio V+C</text:p>
          </table:table-cell>
          <table:table-cell table:style-name="ce1" office:value-type="string" calcext:value-type="string">
            <text:p>Promedio V+CM</text:p>
          </table:table-cell>
          <table:table-cell table:style-name="ce1" office:value-type="string" calcext:value-type="string">
            <text:p>Promedio I+C</text:p>
          </table:table-cell>
          <table:table-cell table:style-name="ce1" office:value-type="string" calcext:value-type="string">
            <text:p>Promedio I+L</text:p>
          </table:table-cell>
        </table:table-row>
        <table:table-row table:style-name="ro1">
          <table:table-cell office:value-type="string" calcext:value-type="string">
            <text:p>att532</text:p>
          </table:table-cell>
          <table:table-cell office:value-type="float" office:value="86729" calcext:value-type="float">
            <text:p>86729</text:p>
          </table:table-cell>
          <table:table-cell office:value-type="float" office:value="112099.45" calcext:value-type="float">
            <text:p>112099.45</text:p>
          </table:table-cell>
          <table:table-cell office:value-type="float" office:value="102786.05" calcext:value-type="float">
            <text:p>102786.05</text:p>
          </table:table-cell>
          <table:table-cell office:value-type="float" office:value="106814.53" calcext:value-type="float">
            <text:p>106814.53</text:p>
          </table:table-cell>
          <table:table-cell office:value-type="float" office:value="94676.74" calcext:value-type="float">
            <text:p>94676.74</text:p>
          </table:table-cell>
          <table:table-cell table:formula="of:=[.C2]/[.B2]" office:value-type="float" office:value="1.29252556814906" calcext:value-type="float">
            <text:p>1.2925255681</text:p>
          </table:table-cell>
          <table:table-cell table:formula="of:=[.D2]/[.B2]" office:value-type="float" office:value="1.18514049510544" calcext:value-type="float">
            <text:p>1.1851404951</text:p>
          </table:table-cell>
          <table:table-cell table:formula="of:=[.E2]/[.B2]" office:value-type="float" office:value="1.2315895490551" calcext:value-type="float">
            <text:p>1.2315895491</text:p>
          </table:table-cell>
          <table:table-cell table:formula="of:=[.F2]/[.B2]" office:value-type="float" office:value="1.09163878287539" calcext:value-type="float">
            <text:p>1.0916387829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float" office:value="2579" calcext:value-type="float">
            <text:p>2579</text:p>
          </table:table-cell>
          <table:table-cell office:value-type="float" office:value="3148" calcext:value-type="float">
            <text:p>3148</text:p>
          </table:table-cell>
          <table:table-cell office:value-type="float" office:value="3094.2784" calcext:value-type="float">
            <text:p>3094.2784</text:p>
          </table:table-cell>
          <table:table-cell office:value-type="float" office:value="3069.0281" calcext:value-type="float">
            <text:p>3069.0281</text:p>
          </table:table-cell>
          <table:table-cell office:value-type="float" office:value="2971.367" calcext:value-type="float">
            <text:p>2971.367</text:p>
          </table:table-cell>
          <table:table-cell table:formula="of:=[.C3]/[.B3]" office:value-type="float" office:value="1.22062815044591" calcext:value-type="float">
            <text:p>1.2206281504</text:p>
          </table:table-cell>
          <table:table-cell table:formula="of:=[.D3]/[.B3]" office:value-type="float" office:value="1.19979775106631" calcext:value-type="float">
            <text:p>1.1997977511</text:p>
          </table:table-cell>
          <table:table-cell table:formula="of:=[.E3]/[.B3]" office:value-type="float" office:value="1.19000701822412" calcext:value-type="float">
            <text:p>1.1900070182</text:p>
          </table:table-cell>
          <table:table-cell table:formula="of:=[.F3]/[.B3]" office:value-type="float" office:value="1.15213920124079" calcext:value-type="float">
            <text:p>1.1521392012</text:p>
          </table:table-cell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</text:p>
          </table:table-cell>
          <table:table-cell office:value-type="float" office:value="8980.9183" calcext:value-type="float">
            <text:p>8980.9183</text:p>
          </table:table-cell>
          <table:table-cell office:value-type="float" office:value="8182.1916" calcext:value-type="float">
            <text:p>8182.1916</text:p>
          </table:table-cell>
          <table:table-cell office:value-type="float" office:value="9043.1902" calcext:value-type="float">
            <text:p>9043.1902</text:p>
          </table:table-cell>
          <table:table-cell office:value-type="float" office:value="8120.634" calcext:value-type="float">
            <text:p>8120.634</text:p>
          </table:table-cell>
          <table:table-cell table:formula="of:=[.C4]/[.B4]" office:value-type="float" office:value="1.1907873640944" calcext:value-type="float">
            <text:p>1.1907873641</text:p>
          </table:table-cell>
          <table:table-cell table:formula="of:=[.D4]/[.B4]" office:value-type="float" office:value="1.08488353221957" calcext:value-type="float">
            <text:p>1.0848835322</text:p>
          </table:table-cell>
          <table:table-cell table:formula="of:=[.E4]/[.B4]" office:value-type="float" office:value="1.19904404667197" calcext:value-type="float">
            <text:p>1.1990440467</text:p>
          </table:table-cell>
          <table:table-cell table:formula="of:=[.F4]/[.B4]" office:value-type="float" office:value="1.0767215592681" calcext:value-type="float">
            <text:p>1.0767215593</text:p>
          </table:table-cell>
        </table:table-row>
        <table:table-row table:style-name="ro1">
          <table:table-cell office:value-type="string" calcext:value-type="string">
            <text:p>bier127</text:p>
          </table:table-cell>
          <table:table-cell office:value-type="float" office:value="118282" calcext:value-type="float">
            <text:p>118282</text:p>
          </table:table-cell>
          <table:table-cell office:value-type="float" office:value="135751.78" calcext:value-type="float">
            <text:p>135751.78</text:p>
          </table:table-cell>
          <table:table-cell office:value-type="float" office:value="133970.65" calcext:value-type="float">
            <text:p>133970.65</text:p>
          </table:table-cell>
          <table:table-cell office:value-type="float" office:value="145544.08" calcext:value-type="float">
            <text:p>145544.08</text:p>
          </table:table-cell>
          <table:table-cell office:value-type="float" office:value="127794.76" calcext:value-type="float">
            <text:p>127794.76</text:p>
          </table:table-cell>
          <table:table-cell table:formula="of:=[.C5]/[.B5]" office:value-type="float" office:value="1.14769601460915" calcext:value-type="float">
            <text:p>1.1476960146</text:p>
          </table:table-cell>
          <table:table-cell table:formula="of:=[.D5]/[.B5]" office:value-type="float" office:value="1.13263767944404" calcext:value-type="float">
            <text:p>1.1326376794</text:p>
          </table:table-cell>
          <table:table-cell table:formula="of:=[.E5]/[.B5]" office:value-type="float" office:value="1.23048375915186" calcext:value-type="float">
            <text:p>1.2304837592</text:p>
          </table:table-cell>
          <table:table-cell table:formula="of:=[.F5]/[.B5]" office:value-type="float" office:value="1.08042440946213" calcext:value-type="float">
            <text:p>1.0804244095</text:p>
          </table:table-cell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110" calcext:value-type="float">
            <text:p>6110</text:p>
          </table:table-cell>
          <table:table-cell table:style-name="Default" office:value-type="float" office:value="7575.2863" calcext:value-type="float">
            <text:p>7575.2863</text:p>
          </table:table-cell>
          <table:table-cell office:value-type="float" office:value="7198.7411" calcext:value-type="float">
            <text:p>7198.7411</text:p>
          </table:table-cell>
          <table:table-cell office:value-type="float" office:value="7283.9538" calcext:value-type="float">
            <text:p>7283.9538</text:p>
          </table:table-cell>
          <table:table-cell office:value-type="float" office:value="6654.7341" calcext:value-type="float">
            <text:p>6654.7341</text:p>
          </table:table-cell>
          <table:table-cell table:formula="of:=[.C6]/[.B6]" office:value-type="float" office:value="1.23981772504092" calcext:value-type="float">
            <text:p>1.239817725</text:p>
          </table:table-cell>
          <table:table-cell table:formula="of:=[.D6]/[.B6]" office:value-type="float" office:value="1.17819003273322" calcext:value-type="float">
            <text:p>1.1781900327</text:p>
          </table:table-cell>
          <table:table-cell table:formula="of:=[.E6]/[.B6]" office:value-type="float" office:value="1.19213646481178" calcext:value-type="float">
            <text:p>1.1921364648</text:p>
          </table:table-cell>
          <table:table-cell table:formula="of:=[.F6]/[.B6]" office:value-type="float" office:value="1.08915451718494" calcext:value-type="float">
            <text:p>1.0891545172</text:p>
          </table:table-cell>
        </table:table-row>
        <table:table-row table:style-name="ro1">
          <table:table-cell office:value-type="string" calcext:value-type="string">
            <text:p>eil101</text:p>
          </table:table-cell>
          <table:table-cell office:value-type="float" office:value="629" calcext:value-type="float">
            <text:p>629</text:p>
          </table:table-cell>
          <table:table-cell office:value-type="float" office:value="825.24232" calcext:value-type="float">
            <text:p>825.24232</text:p>
          </table:table-cell>
          <table:table-cell office:value-type="float" office:value="736.36844" calcext:value-type="float">
            <text:p>736.36844</text:p>
          </table:table-cell>
          <table:table-cell office:value-type="float" office:value="746.15845" calcext:value-type="float">
            <text:p>746.15845</text:p>
          </table:table-cell>
          <table:table-cell office:value-type="float" office:value="687.39723" calcext:value-type="float">
            <text:p>687.39723</text:p>
          </table:table-cell>
          <table:table-cell table:formula="of:=[.C7]/[.B7]" office:value-type="float" office:value="1.31199096979332" calcext:value-type="float">
            <text:p>1.3119909698</text:p>
          </table:table-cell>
          <table:table-cell table:formula="of:=[.D7]/[.B7]" office:value-type="float" office:value="1.17069704292528" calcext:value-type="float">
            <text:p>1.1706970429</text:p>
          </table:table-cell>
          <table:table-cell table:formula="of:=[.E7]/[.B7]" office:value-type="float" office:value="1.18626144674086" calcext:value-type="float">
            <text:p>1.1862614467</text:p>
          </table:table-cell>
          <table:table-cell table:formula="of:=[.F7]/[.B7]" office:value-type="float" office:value="1.09284138314785" calcext:value-type="float">
            <text:p>1.0928413831</text:p>
          </table:table-cell>
        </table:table-row>
        <table:table-row table:style-name="ro1">
          <table:table-cell office:value-type="string" calcext:value-type="string">
            <text:p>kroA150</text:p>
          </table:table-cell>
          <table:table-cell office:value-type="float" office:value="26524" calcext:value-type="float">
            <text:p>26524</text:p>
          </table:table-cell>
          <table:table-cell office:value-type="float" office:value="33609.867" calcext:value-type="float">
            <text:p>33609.867</text:p>
          </table:table-cell>
          <table:table-cell office:value-type="float" office:value="31482.02" calcext:value-type="float">
            <text:p>31482.02</text:p>
          </table:table-cell>
          <table:table-cell office:value-type="float" office:value="31588.399" calcext:value-type="float">
            <text:p>31588.399</text:p>
          </table:table-cell>
          <table:table-cell office:value-type="float" office:value="28789.03" calcext:value-type="float">
            <text:p>28789.03</text:p>
          </table:table-cell>
          <table:table-cell table:formula="of:=[.C8]/[.B8]" office:value-type="float" office:value="1.2671492610466" calcext:value-type="float">
            <text:p>1.267149261</text:p>
          </table:table-cell>
          <table:table-cell table:formula="of:=[.D8]/[.B8]" office:value-type="float" office:value="1.1869258030463" calcext:value-type="float">
            <text:p>1.186925803</text:p>
          </table:table-cell>
          <table:table-cell table:formula="of:=[.E8]/[.B8]" office:value-type="float" office:value="1.19093647262856" calcext:value-type="float">
            <text:p>1.1909364726</text:p>
          </table:table-cell>
          <table:table-cell table:formula="of:=[.F8]/[.B8]" office:value-type="float" office:value="1.08539549087619" calcext:value-type="float">
            <text:p>1.0853954909</text:p>
          </table:table-cell>
        </table:table-row>
        <table:table-row table:style-name="ro1">
          <table:table-cell office:value-type="string" calcext:value-type="string">
            <text:p>lin318</text:p>
          </table:table-cell>
          <table:table-cell office:value-type="float" office:value="42029" calcext:value-type="float">
            <text:p>42029</text:p>
          </table:table-cell>
          <table:table-cell office:value-type="float" office:value="54033.577" calcext:value-type="float">
            <text:p>54033.577</text:p>
          </table:table-cell>
          <table:table-cell office:value-type="float" office:value="49215.613" calcext:value-type="float">
            <text:p>49215.613</text:p>
          </table:table-cell>
          <table:table-cell office:value-type="float" office:value="52299.117" calcext:value-type="float">
            <text:p>52299.117</text:p>
          </table:table-cell>
          <table:table-cell office:value-type="float" office:value="45874.739" calcext:value-type="float">
            <text:p>45874.739</text:p>
          </table:table-cell>
          <table:table-cell table:formula="of:=[.C9]/[.B9]" office:value-type="float" office:value="1.28562604392205" calcext:value-type="float">
            <text:p>1.2856260439</text:p>
          </table:table-cell>
          <table:table-cell table:formula="of:=[.D9]/[.B9]" office:value-type="float" office:value="1.17099176758905" calcext:value-type="float">
            <text:p>1.1709917676</text:p>
          </table:table-cell>
          <table:table-cell table:formula="of:=[.E9]/[.B9]" office:value-type="float" office:value="1.24435787194556" calcext:value-type="float">
            <text:p>1.2443578719</text:p>
          </table:table-cell>
          <table:table-cell table:formula="of:=[.F9]/[.B9]" office:value-type="float" office:value="1.09150203430964" calcext:value-type="float">
            <text:p>1.0915020343</text:p>
          </table:table-cell>
        </table:table-row>
        <table:table-row table:style-name="ro1">
          <table:table-cell office:value-type="string" calcext:value-type="string">
            <text:p>pr299</text:p>
          </table:table-cell>
          <table:table-cell office:value-type="float" office:value="48191" calcext:value-type="float">
            <text:p>48191</text:p>
          </table:table-cell>
          <table:table-cell office:value-type="float" office:value="59899.01" calcext:value-type="float">
            <text:p>59899.01</text:p>
          </table:table-cell>
          <table:table-cell office:value-type="float" office:value="58288.148" calcext:value-type="float">
            <text:p>58288.148</text:p>
          </table:table-cell>
          <table:table-cell office:value-type="float" office:value="60236.618" calcext:value-type="float">
            <text:p>60236.618</text:p>
          </table:table-cell>
          <table:table-cell office:value-type="float" office:value="52545.303" calcext:value-type="float">
            <text:p>52545.303</text:p>
          </table:table-cell>
          <table:table-cell table:formula="of:=[.C10]/[.B10]" office:value-type="float" office:value="1.2429501359175" calcext:value-type="float">
            <text:p>1.2429501359</text:p>
          </table:table-cell>
          <table:table-cell table:formula="of:=[.D10]/[.B10]" office:value-type="float" office:value="1.2095235209894" calcext:value-type="float">
            <text:p>1.209523521</text:p>
          </table:table-cell>
          <table:table-cell table:formula="of:=[.E10]/[.B10]" office:value-type="float" office:value="1.24995575937416" calcext:value-type="float">
            <text:p>1.2499557594</text:p>
          </table:table-cell>
          <table:table-cell table:formula="of:=[.F10]/[.B10]" office:value-type="float" office:value="1.09035510780021" calcext:value-type="float">
            <text:p>1.0903551078</text:p>
          </table:table-cell>
        </table:table-row>
        <table:table-row table:style-name="ro1">
          <table:table-cell office:value-type="string" calcext:value-type="string">
            <text:p>rat575</text:p>
          </table:table-cell>
          <table:table-cell office:value-type="float" office:value="6773" calcext:value-type="float">
            <text:p>6773</text:p>
          </table:table-cell>
          <table:table-cell office:value-type="float" office:value="8449.3183" calcext:value-type="float">
            <text:p>8449.3183</text:p>
          </table:table-cell>
          <table:table-cell office:value-type="float" office:value="7972.3294" calcext:value-type="float">
            <text:p>7972.3294</text:p>
          </table:table-cell>
          <table:table-cell/>
          <table:table-cell office:value-type="float" office:value="7542.5224" calcext:value-type="float">
            <text:p>7542.5224</text:p>
          </table:table-cell>
          <table:table-cell table:formula="of:=[.C11]/[.B11]" office:value-type="float" office:value="1.24750011811605" calcext:value-type="float">
            <text:p>1.2475001181</text:p>
          </table:table-cell>
          <table:table-cell table:formula="of:=[.D11]/[.B11]" office:value-type="float" office:value="1.17707506274915" calcext:value-type="float">
            <text:p>1.1770750627</text:p>
          </table:table-cell>
          <table:table-cell table:formula="of:=[.E11]/[.B11]" office:value-type="float" office:value="0" calcext:value-type="float">
            <text:p>0</text:p>
          </table:table-cell>
          <table:table-cell table:formula="of:=[.F11]/[.B11]" office:value-type="float" office:value="1.11361618189872" calcext:value-type="float">
            <text:p>1.1136161819</text:p>
          </table:table-cell>
        </table:table-row>
        <table:table-row table:style-name="ro1">
          <table:table-cell office:value-type="string" calcext:value-type="string">
            <text:p>instancia1</text:p>
          </table:table-cell>
          <table:table-cell office:value-type="float" office:value="784" calcext:value-type="float">
            <text:p>784</text:p>
          </table:table-cell>
          <table:table-cell office:value-type="float" office:value="1041.343" calcext:value-type="float">
            <text:p>1041.343</text:p>
          </table:table-cell>
          <table:table-cell office:value-type="float" office:value="887.42745" calcext:value-type="float">
            <text:p>887.42745</text:p>
          </table:table-cell>
          <table:table-cell table:number-columns-repeated="2"/>
          <table:table-cell table:formula="of:=[.C12]/[.B12]" office:value-type="float" office:value="1.32824362244898" calcext:value-type="float">
            <text:p>1.3282436224</text:p>
          </table:table-cell>
          <table:table-cell table:formula="of:=[.D12]/[.B12]" office:value-type="float" office:value="1.13192276785714" calcext:value-type="float">
            <text:p>1.1319227679</text:p>
          </table:table-cell>
          <table:table-cell table:formula="of:=[.E12]/[.B12]" office:value-type="float" office:value="0" calcext:value-type="float">
            <text:p>0</text:p>
          </table:table-cell>
          <table:table-cell table:formula="of:=[.F12]/[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2</text:p>
          </table:table-cell>
          <table:table-cell office:value-type="float" office:value="727" calcext:value-type="float">
            <text:p>727</text:p>
          </table:table-cell>
          <table:table-cell office:value-type="float" office:value="970.30328" calcext:value-type="float">
            <text:p>970.30328</text:p>
          </table:table-cell>
          <table:table-cell office:value-type="float" office:value="821.30641" calcext:value-type="float">
            <text:p>821.30641</text:p>
          </table:table-cell>
          <table:table-cell table:number-columns-repeated="2"/>
          <table:table-cell table:formula="of:=[.C13]/[.B13]" office:value-type="float" office:value="1.33466751031637" calcext:value-type="float">
            <text:p>1.3346675103</text:p>
          </table:table-cell>
          <table:table-cell table:formula="of:=[.D13]/[.B13]" office:value-type="float" office:value="1.12971995873453" calcext:value-type="float">
            <text:p>1.1297199587</text:p>
          </table:table-cell>
          <table:table-cell table:formula="of:=[.E13]/[.B13]" office:value-type="float" office:value="0" calcext:value-type="float">
            <text:p>0</text:p>
          </table:table-cell>
          <table:table-cell table:formula="of:=[.F13]/[.B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3</text:p>
          </table:table-cell>
          <table:table-cell office:value-type="float" office:value="764" calcext:value-type="float">
            <text:p>764</text:p>
          </table:table-cell>
          <table:table-cell office:value-type="float" office:value="880.55625" calcext:value-type="float">
            <text:p>880.55625</text:p>
          </table:table-cell>
          <table:table-cell office:value-type="float" office:value="851.45265" calcext:value-type="float">
            <text:p>851.45265</text:p>
          </table:table-cell>
          <table:table-cell table:number-columns-repeated="2"/>
          <table:table-cell table:formula="of:=[.C14]/[.B14]" office:value-type="float" office:value="1.15256053664921" calcext:value-type="float">
            <text:p>1.1525605366</text:p>
          </table:table-cell>
          <table:table-cell table:formula="of:=[.D14]/[.B14]" office:value-type="float" office:value="1.11446681937173" calcext:value-type="float">
            <text:p>1.1144668194</text:p>
          </table:table-cell>
          <table:table-cell table:formula="of:=[.E14]/[.B14]" office:value-type="float" office:value="0" calcext:value-type="float">
            <text:p>0</text:p>
          </table:table-cell>
          <table:table-cell table:formula="of:=[.F14]/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4</text:p>
          </table:table-cell>
          <table:table-cell office:value-type="float" office:value="785" calcext:value-type="float">
            <text:p>785</text:p>
          </table:table-cell>
          <table:table-cell office:value-type="float" office:value="890.31668" calcext:value-type="float">
            <text:p>890.31668</text:p>
          </table:table-cell>
          <table:table-cell office:value-type="float" office:value="886.55402" calcext:value-type="float">
            <text:p>886.55402</text:p>
          </table:table-cell>
          <table:table-cell table:number-columns-repeated="2"/>
          <table:table-cell table:formula="of:=[.C15]/[.B15]" office:value-type="float" office:value="1.13416137579618" calcext:value-type="float">
            <text:p>1.1341613758</text:p>
          </table:table-cell>
          <table:table-cell table:formula="of:=[.D15]/[.B15]" office:value-type="float" office:value="1.12936817834395" calcext:value-type="float">
            <text:p>1.1293681783</text:p>
          </table:table-cell>
          <table:table-cell table:formula="of:=[.E15]/[.B15]" office:value-type="float" office:value="0" calcext:value-type="float">
            <text:p>0</text:p>
          </table:table-cell>
          <table:table-cell table:formula="of:=[.F15]/[.B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5</text:p>
          </table:table-cell>
          <table:table-cell office:value-type="float" office:value="804" calcext:value-type="float">
            <text:p>804</text:p>
          </table:table-cell>
          <table:table-cell office:value-type="float" office:value="972.43168" calcext:value-type="float">
            <text:p>972.43168</text:p>
          </table:table-cell>
          <table:table-cell office:value-type="float" office:value="891.47272" calcext:value-type="float">
            <text:p>891.47272</text:p>
          </table:table-cell>
          <table:table-cell table:number-columns-repeated="2"/>
          <table:table-cell table:formula="of:=[.C16]/[.B16]" office:value-type="float" office:value="1.20949213930348" calcext:value-type="float">
            <text:p>1.2094921393</text:p>
          </table:table-cell>
          <table:table-cell table:formula="of:=[.D16]/[.B16]" office:value-type="float" office:value="1.10879691542289" calcext:value-type="float">
            <text:p>1.1087969154</text:p>
          </table:table-cell>
          <table:table-cell table:formula="of:=[.E16]/[.B16]" office:value-type="float" office:value="0" calcext:value-type="float">
            <text:p>0</text:p>
          </table:table-cell>
          <table:table-cell table:formula="of:=[.F16]/[.B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6</text:p>
          </table:table-cell>
          <table:table-cell office:value-type="float" office:value="789" calcext:value-type="float">
            <text:p>789</text:p>
          </table:table-cell>
          <table:table-cell office:value-type="float" office:value="993.16828" calcext:value-type="float">
            <text:p>993.16828</text:p>
          </table:table-cell>
          <table:table-cell office:value-type="float" office:value="936.42562" calcext:value-type="float">
            <text:p>936.42562</text:p>
          </table:table-cell>
          <table:table-cell table:number-columns-repeated="2"/>
          <table:table-cell table:formula="of:=[.C17]/[.B17]" office:value-type="float" office:value="1.2587684157161" calcext:value-type="float">
            <text:p>1.2587684157</text:p>
          </table:table-cell>
          <table:table-cell table:formula="of:=[.D17]/[.B17]" office:value-type="float" office:value="1.18685122940431" calcext:value-type="float">
            <text:p>1.1868512294</text:p>
          </table:table-cell>
          <table:table-cell table:formula="of:=[.E17]/[.B17]" office:value-type="float" office:value="0" calcext:value-type="float">
            <text:p>0</text:p>
          </table:table-cell>
          <table:table-cell table:formula="of:=[.F17]/[.B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7</text:p>
          </table:table-cell>
          <table:table-cell office:value-type="float" office:value="803" calcext:value-type="float">
            <text:p>803</text:p>
          </table:table-cell>
          <table:table-cell office:value-type="float" office:value="980.51001" calcext:value-type="float">
            <text:p>980.51001</text:p>
          </table:table-cell>
          <table:table-cell office:value-type="float" office:value="945.73295" calcext:value-type="float">
            <text:p>945.73295</text:p>
          </table:table-cell>
          <table:table-cell table:number-columns-repeated="2"/>
          <table:table-cell table:formula="of:=[.C18]/[.B18]" office:value-type="float" office:value="1.22105854296389" calcext:value-type="float">
            <text:p>1.221058543</text:p>
          </table:table-cell>
          <table:table-cell table:formula="of:=[.D18]/[.B18]" office:value-type="float" office:value="1.177749626401" calcext:value-type="float">
            <text:p>1.1777496264</text:p>
          </table:table-cell>
          <table:table-cell table:formula="of:=[.E18]/[.B18]" office:value-type="float" office:value="0" calcext:value-type="float">
            <text:p>0</text:p>
          </table:table-cell>
          <table:table-cell table:formula="of:=[.F18]/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8</text:p>
          </table:table-cell>
          <table:table-cell office:value-type="float" office:value="746" calcext:value-type="float">
            <text:p>746</text:p>
          </table:table-cell>
          <table:table-cell office:value-type="float" office:value="928.76448" calcext:value-type="float">
            <text:p>928.76448</text:p>
          </table:table-cell>
          <table:table-cell office:value-type="float" office:value="854.66357" calcext:value-type="float">
            <text:p>854.66357</text:p>
          </table:table-cell>
          <table:table-cell table:number-columns-repeated="2"/>
          <table:table-cell table:formula="of:=[.C19]/[.B19]" office:value-type="float" office:value="1.24499260053619" calcext:value-type="float">
            <text:p>1.2449926005</text:p>
          </table:table-cell>
          <table:table-cell table:formula="of:=[.D19]/[.B19]" office:value-type="float" office:value="1.14566162198391" calcext:value-type="float">
            <text:p>1.145661622</text:p>
          </table:table-cell>
          <table:table-cell table:formula="of:=[.E19]/[.B19]" office:value-type="float" office:value="0" calcext:value-type="float">
            <text:p>0</text:p>
          </table:table-cell>
          <table:table-cell table:formula="of:=[.F19]/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9</text:p>
          </table:table-cell>
          <table:table-cell office:value-type="float" office:value="774" calcext:value-type="float">
            <text:p>774</text:p>
          </table:table-cell>
          <table:table-cell office:value-type="float" office:value="987.63146" calcext:value-type="float">
            <text:p>987.63146</text:p>
          </table:table-cell>
          <table:table-cell office:value-type="float" office:value="913.65535" calcext:value-type="float">
            <text:p>913.65535</text:p>
          </table:table-cell>
          <table:table-cell table:number-columns-repeated="2"/>
          <table:table-cell table:formula="of:=[.C20]/[.B20]" office:value-type="float" office:value="1.27600963824289" calcext:value-type="float">
            <text:p>1.2760096382</text:p>
          </table:table-cell>
          <table:table-cell table:formula="of:=[.D20]/[.B20]" office:value-type="float" office:value="1.18043326873385" calcext:value-type="float">
            <text:p>1.1804332687</text:p>
          </table:table-cell>
          <table:table-cell table:formula="of:=[.E20]/[.B20]" office:value-type="float" office:value="0" calcext:value-type="float">
            <text:p>0</text:p>
          </table:table-cell>
          <table:table-cell table:formula="of:=[.F20]/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ia10</text:p>
          </table:table-cell>
          <table:table-cell office:value-type="float" office:value="792" calcext:value-type="float">
            <text:p>792</text:p>
          </table:table-cell>
          <table:table-cell office:value-type="float" office:value="991.30791" calcext:value-type="float">
            <text:p>991.30791</text:p>
          </table:table-cell>
          <table:table-cell office:value-type="float" office:value="931.38742" calcext:value-type="float">
            <text:p>931.38742</text:p>
          </table:table-cell>
          <table:table-cell table:number-columns-repeated="2"/>
          <table:table-cell table:formula="of:=[.C21]/[.B21]" office:value-type="float" office:value="1.25165140151515" calcext:value-type="float">
            <text:p>1.2516514015</text:p>
          </table:table-cell>
          <table:table-cell table:formula="of:=[.D21]/[.B21]" office:value-type="float" office:value="1.17599421717172" calcext:value-type="float">
            <text:p>1.1759942172</text:p>
          </table:table-cell>
          <table:table-cell table:formula="of:=[.E21]/[.B21]" office:value-type="float" office:value="0" calcext:value-type="float">
            <text:p>0</text:p>
          </table:table-cell>
          <table:table-cell table:formula="of:=[.F21]/[.B21]" office:value-type="float" office:value="0" calcext:value-type="float">
            <text:p>0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14:55.2329033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7-25T19:08:53</meta:creation-date>
    <dc:date>2016-07-27T10:14:58.318973767</dc:date>
    <meta:editing-duration>PT53M30S</meta:editing-duration>
    <meta:editing-cycles>3</meta:editing-cycles>
    <meta:generator>LibreOffice/4.2.8.2$Linux_X86_64 LibreOffice_project/420m0$Build-2</meta:generator>
    <meta:document-statistic meta:table-count="3" meta:cell-count="189" meta:object-count="0"/>
  </office:meta>
</office:document-meta>
</file>